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officeooo:rsid="001e4968" officeooo:paragraph-rsid="001e4968"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3pt" fo:font-style="normal" fo:text-shadow="none" style:text-underline-style="none" fo:font-weight="normal" officeooo:rsid="001e4968" officeooo:paragraph-rsid="001e4968" style:font-size-asian="13pt" style:font-style-asian="normal" style:font-weight-asian="normal" style:font-size-complex="13pt" style:text-emphasize="none"/>
    </style:style>
    <style:style style:name="T1" style:family="text">
      <style:text-properties officeooo:rsid="0022bb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a little about your experience of accessing your account settings on the platform.</text:p>
      <text:p text:style-name="P2">Platform: <text:span text:style-name="T1">Learning space</text:span></text:p>
      <text:p text:style-name="P3"/>
      <text:p text:style-name="P4">1) Basic semiotic habits and experience with using similar websites mean I know to just click on my profile and then the cog</text:p>
      <text:p text:style-name="P4"/>
      <text:p text:style-name="P4">2) Easy to find my account because of the simple labeling with symbols and then find the settings tab because of the labeling trough the symbols</text:p>
      <text:p text:style-name="P4"/>
      <text:p text:style-name="P4">3) the controls are easy to see and use because of the layout of the platform.</text:p>
      <text:p text:style-name="P4"/>
      <text:p text:style-name="P4">4) I'd never used this before. But the settings exist within two clicks from almost any page. It follows a standard that is seen within many websites - with the user profile being accessible via the top right hand corner.</text:p>
      <text:p text:style-name="P4"/>
      <text:p text:style-name="P4">5) Click my profile in the top right and then profile. Works well but it could do with saying user settings rather than just profile.</text:p>
      <text:p text:style-name="P4"/>
      <text:p text:style-name="P4">6) Convenient but sometimes hard to navigate</text:p>
      <text:p text:style-name="P4"/>
      <text:p text:style-name="P4">7) when you click your profile picture, it doesnt actually come up with a settings option straight away, you then have to select 'edit profile' once clicking 'profile' which is the only other option other than log out. These settings are then only to change your name or add a profile picture, not much beyond that. There is no consideration for accessibility settings or anything like that</text:p>
      <text:p text:style-name="P4"/>
      <text:p text:style-name="P4">8) You have a profile button in the top right which directs you straight away to a profile settings page with all common profile settings.</text:p>
      <text:p text:style-name="P4"/>
      <text:p text:style-name="P4">9) There are none real settings for the setup. No customisation , no settings. The only thing I found I can change my user details and that's all</text:p>
      <text:p text:style-name="P4"/>
      <text:p text:style-name="P4">10) its the usual way to alter profile details, so not hard to navigate to </text:p>
      <text:p text:style-name="P4"/>
      <text:p text:style-name="P4">11) It was easy to find - just pressed on my icon and there it was. </text:p>
      <text:p text:style-name="P4"/>
      <text:p text:style-name="P4">12) Very easy, I can always access to the settings</text:p>
      <text:p text:style-name="P4"/>
      <text:p text:style-name="P4">13) It is quite simple, top right of the page shows your icon, you just click on that. A tab pops up and you press "profile". However, its not necessacarily clear that it has settings at a first glance of that button.</text:p>
      <text:p text:style-name="P4"/>
      <text:p text:style-name="P4">14) It can be really difficult to access all my setting and confusing.</text:p>
      <text:p text:style-name="P4"/>
      <text:p text:style-name="P4">15) It's at the top right by our student image.</text:p>
      <text:p text:style-name="P4"/>
      <text:p text:style-name="P4"><text:soft-page-break/>16) I didnt even know this was a feature on the learning space. And wierldy it is miss labeld as Edit Profile. but hidden away. It realy should be under the dropdown when clicking your profile image.</text:p>
      <text:p text:style-name="P4"/>
      <text:p text:style-name="P4">17) The forced two step verification is very annoying, and if you lose access to the phone you set up as the original two factor authentication youre locked out of your account, and have to email IT support and wait to regain access. No way to change this yourself in settings.</text:p>
      <text:p text:style-name="P4"/>
      <text:p text:style-name="P4">18) Couple of buttons and you are there</text:p>
      <text:p text:style-name="P4"/>
      <text:p text:style-name="P4">19) It's somewhat easy, though it could probably be accessed from the drop-down when you click on your profile picture, instead of having to go to profile and then settings.</text:p>
      <text:p text:style-name="P4"/>
      <text:p text:style-name="P4">20) I don't really have to change anything, so I wouldn't know.</text:p>
      <text:p text:style-name="P4"/>
      <text:p text:style-name="P4">21) Account is very easy to access, making use of the standard top right profile section with a drop down to take you to a page with further details. No much room for improvement although soon users prefer drop downs to appear when hovering the mouse rather than clicking.</text:p>
      <text:p text:style-name="P4"/>
      <text:p text:style-name="P4">22) it gives very little access in terms of customization especially for foreign speaking students.</text:p>
      <text:p text:style-name="P4"/>
      <text:p text:style-name="P4">23) Never had to modify these, but I was able to access them easily as it works like almost every other website in existence. Profile picture might be linked to teams (I have not tested this).</text:p>
      <text:p text:style-name="P4"/>
      <text:p text:style-name="P4">24) Relatively easy to find your profile and profile settings, although when clicking edit profile it just comes up with an error page, I would've thought this is just a temporary bug though.</text:p>
      <text:p text:style-name="P4"/>
      <text:p text:style-name="P4">25) it can be difficult to access some of the account setting and features on the platform</text:p>
      <text:p text:style-name="P4"/>
      <text:p text:style-name="P4">26) found the account settings, took me a min but I got there</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7T22:47:36.494764804</dc:date>
    <meta:editing-duration>PT44M19S</meta:editing-duration>
    <meta:editing-cycles>6</meta:editing-cycles>
    <meta:generator>LibreOffice/7.4.4.2$Linux_X86_64 LibreOffice_project/40$Build-2</meta:generator>
    <meta:document-statistic meta:table-count="0" meta:image-count="0" meta:object-count="0" meta:page-count="2" meta:paragraph-count="28" meta:word-count="681" meta:character-count="3714" meta:non-whitespace-character-count="3059"/>
  </office:meta>
</office:document-meta>
</file>